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18.09pt"/>
    </style:style>
    <style:style style:name="co2" style:family="table-column">
      <style:table-column-properties fo:break-before="auto" style:column-width="86.46pt"/>
    </style:style>
    <style:style style:name="co3" style:family="table-column">
      <style:table-column-properties fo:break-before="auto" style:column-width="87.99pt"/>
    </style:style>
    <style:style style:name="co4" style:family="table-column">
      <style:table-column-properties fo:break-before="auto" style:column-width="85.66pt"/>
    </style:style>
    <style:style style:name="co5" style:family="table-column">
      <style:table-column-properties fo:break-before="auto" style:column-width="83.3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2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value-type" style:repeat-content="false"/>
      <style:paragraph-properties fo:margin-left="0pt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2" table:number-columns-repeated="3" table:default-cell-style-name="ce2"/>
        <table:table-column table:style-name="co2" table:number-columns-repeated="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7" table:default-cell-style-name="Default"/>
        <table:table-row table:style-name="ro1">
          <table:table-cell/>
          <table:table-cell office:value-type="string" calcext:value-type="string">
            <text:p>Homework</text:p>
          </table:table-cell>
          <table:table-cell table:number-columns-repeated="10"/>
          <table:table-cell table:style-name="ce3" office:value-type="string" calcext:value-type="string">
            <text:p>Midterms</text:p>
          </table:table-cell>
          <table:table-cell table:number-columns-repeated="3"/>
          <table:table-cell office:value-type="string" calcext:value-type="string">
            <text:p>Final Project</text:p>
          </table:table-cell>
          <table:table-cell office:value-type="string" calcext:value-type="string">
            <text:p>Final Exam</text:p>
          </table:table-cell>
          <table:table-cell office:value-type="string" calcext:value-type="string">
            <text:p>In-Class Activity</text:p>
          </table:table-cell>
          <table:table-cell table:number-columns-repeated="12"/>
          <table:table-cell office:value-type="string" calcext:value-type="string">
            <text:p>Final Grade</text:p>
          </table:table-cell>
          <table:table-cell/>
        </table:table-row>
        <table:table-row table:style-name="ro2">
          <table:table-cell office:value-type="string" calcext:value-type="string">
            <text:p>Name/ID</text:p>
          </table:table-cell>
          <table:table-cell table:style-name="ce1" office:value-type="string" calcext:value-type="string">
            <text:p>Week 1</text:p>
          </table:table-cell>
          <table:table-cell table:style-name="ce1" office:value-type="string" calcext:value-type="string">
            <text:p>Week 2</text:p>
          </table:table-cell>
          <table:table-cell table:style-name="ce1" office:value-type="string" calcext:value-type="string">
            <text:p>Week 3</text:p>
          </table:table-cell>
          <table:table-cell table:style-name="ce1" office:value-type="string" calcext:value-type="string">
            <text:p>Week 4</text:p>
          </table:table-cell>
          <table:table-cell table:style-name="ce1" office:value-type="string" calcext:value-type="string">
            <text:p>Week 5</text:p>
          </table:table-cell>
          <table:table-cell table:style-name="ce1" office:value-type="string" calcext:value-type="string">
            <text:p>Week 6</text:p>
          </table:table-cell>
          <table:table-cell table:style-name="ce1" office:value-type="string" calcext:value-type="string">
            <text:p>Week 7</text:p>
          </table:table-cell>
          <table:table-cell table:style-name="ce1" office:value-type="string" calcext:value-type="string">
            <text:p>Week 8</text:p>
          </table:table-cell>
          <table:table-cell table:style-name="ce1" office:value-type="string" calcext:value-type="string">
            <text:p>Week 9</text:p>
          </table:table-cell>
          <table:table-cell table:style-name="ce1" office:value-type="string" calcext:value-type="string">
            <text:p>Week 10</text:p>
          </table:table-cell>
          <table:table-cell table:style-name="ce1" office:value-type="string" calcext:value-type="string">
            <text:p>Week 11</text:p>
          </table:table-cell>
          <table:table-cell table:style-name="ce4" office:value-type="string" calcext:value-type="string">
            <text:p>Midterm Grade 1</text:p>
          </table:table-cell>
          <table:table-cell table:style-name="ce4" office:value-type="string" calcext:value-type="string">
            <text:p>Midterm Grade 2</text:p>
          </table:table-cell>
          <table:table-cell table:style-name="ce4" office:value-type="string" calcext:value-type="string">
            <text:p>Midterm Grade 3</text:p>
          </table:table-cell>
          <table:table-cell table:style-name="ce4" office:value-type="string" calcext:value-type="string">
            <text:p>Midterm Grade 4</text:p>
          </table:table-cell>
          <table:table-cell office:value-type="string" calcext:value-type="string">
            <text:p>Final Project</text:p>
          </table:table-cell>
          <table:table-cell office:value-type="string" calcext:value-type="string">
            <text:p>Final Exam</text:p>
          </table:table-cell>
          <table:table-cell table:style-name="ce1" office:value-type="string" calcext:value-type="string">
            <text:p>Week 1</text:p>
          </table:table-cell>
          <table:table-cell table:style-name="ce1" office:value-type="string" calcext:value-type="string">
            <text:p>Week 2</text:p>
          </table:table-cell>
          <table:table-cell table:style-name="ce1" office:value-type="string" calcext:value-type="string">
            <text:p>Week 3</text:p>
          </table:table-cell>
          <table:table-cell table:style-name="ce1" office:value-type="string" calcext:value-type="string">
            <text:p>Week 4</text:p>
          </table:table-cell>
          <table:table-cell table:style-name="ce1" office:value-type="string" calcext:value-type="string">
            <text:p>Week 5</text:p>
          </table:table-cell>
          <table:table-cell table:style-name="ce1" office:value-type="string" calcext:value-type="string">
            <text:p>Week 6</text:p>
          </table:table-cell>
          <table:table-cell table:style-name="ce1" office:value-type="string" calcext:value-type="string">
            <text:p>Week 7</text:p>
          </table:table-cell>
          <table:table-cell table:style-name="ce1" office:value-type="string" calcext:value-type="string">
            <text:p>Week 8</text:p>
          </table:table-cell>
          <table:table-cell table:style-name="ce1" office:value-type="string" calcext:value-type="string">
            <text:p>Week 9</text:p>
          </table:table-cell>
          <table:table-cell table:style-name="ce1" office:value-type="string" calcext:value-type="string">
            <text:p>Week 10</text:p>
          </table:table-cell>
          <table:table-cell table:style-name="ce1" office:value-type="string" calcext:value-type="string">
            <text:p>Week 11</text:p>
          </table:table-cell>
          <table:table-cell table:style-name="ce1" office:value-type="string" calcext:value-type="string">
            <text:p>Week 12</text:p>
          </table:table-cell>
          <table:table-cell table:style-name="ce1" office:value-type="string" calcext:value-type="string">
            <text:p>Week 13</text:p>
          </table:table-cell>
          <table:table-cell office:value-type="string" calcext:value-type="string">
            <text:p>Final Grade</text:p>
          </table:table-cell>
          <table:table-cell/>
        </table:table-row>
        <table:table-row table:style-name="ro1">
          <table:table-cell office:value-type="string" calcext:value-type="string">
            <text:p>Berardi (20605802)</text:p>
          </table:table-cell>
          <table:table-cell office:value-type="float" office:value="63.46" calcext:value-type="float">
            <text:p>63.46</text:p>
          </table:table-cell>
          <table:table-cell table:style-name="Default" office:value-type="float" office:value="76.89" calcext:value-type="float">
            <text:p>76.89</text:p>
          </table:table-cell>
          <table:table-cell table:style-name="Default" office:value-type="float" office:value="35.03" calcext:value-type="float">
            <text:p>35.03</text:p>
          </table:table-cell>
          <table:table-cell table:style-name="Default" office:value-type="float" office:value="81.67" calcext:value-type="float">
            <text:p>81.67</text:p>
          </table:table-cell>
          <table:table-cell office:value-type="float" office:value="100" calcext:value-type="float">
            <text:p>100</text:p>
          </table:table-cell>
          <table:table-cell office:value-type="float" office:value="45.6" calcext:value-type="float">
            <text:p>45.6</text:p>
          </table:table-cell>
          <table:table-cell office:value-type="float" office:value="100" calcext:value-type="float">
            <text:p>100</text:p>
          </table:table-cell>
          <table:table-cell office:value-type="float" office:value="51.07" calcext:value-type="float">
            <text:p>51.07</text:p>
          </table:table-cell>
          <table:table-cell office:value-type="float" office:value="63.64" calcext:value-type="float">
            <text:p>63.64</text:p>
          </table:table-cell>
          <table:table-cell table:formula="of:=(8/10+10/10)/2" office:value-type="float" office:value="0.9" calcext:value-type="float">
            <text:p>0.9</text:p>
          </table:table-cell>
          <table:table-cell office:value-type="float" office:value="89.33" calcext:value-type="float">
            <text:p>89.33</text:p>
          </table:table-cell>
          <table:table-cell table:formula="of:=5.5/10" office:value-type="float" office:value="0.55" calcext:value-type="float">
            <text:p>0.55</text:p>
          </table:table-cell>
          <table:table-cell table:formula="of:=8.5/12" office:value-type="float" office:value="0.708333333333333" calcext:value-type="float">
            <text:p>0.7083333333</text:p>
          </table:table-cell>
          <table:table-cell table:formula="of:=13.5/16" office:value-type="float" office:value="0.84375" calcext:value-type="float">
            <text:p>0.84375</text:p>
          </table:table-cell>
          <table:table-cell table:formula="of:=9.5/12" office:value-type="float" office:value="0.791666666666667" calcext:value-type="float">
            <text:p>0.7916666667</text:p>
          </table:table-cell>
          <table:table-cell table:formula="of:=9/10" office:value-type="float" office:value="0.9" calcext:value-type="float">
            <text:p>0.9</text:p>
          </table:table-cell>
          <table:table-cell table:formula="of:=AVERAGE([.N3:.P3])" office:value-type="float" office:value="0.78125" calcext:value-type="float">
            <text:p>0.78125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3:.L3])*0.2/100+[.M3]*0.1+[.N3]*0.1+[.O3]*0.1+[.P3]*0.1+[.Q3]*0.1+[.R3]*0.15+AVERAGE([.S3:.AE3])*0.15" office:value-type="float" office:value="0.775215227272727" calcext:value-type="float">
            <text:p>0.7752152273</text:p>
          </table:table-cell>
          <table:table-cell office:value-type="string" calcext:value-type="string">
            <text:p>Berardi (20605802)</text:p>
          </table:table-cell>
        </table:table-row>
        <table:table-row table:style-name="ro1">
          <table:table-cell office:value-type="string" calcext:value-type="string">
            <text:p>Choi (20553214)</text:p>
          </table:table-cell>
          <table:table-cell office:value-type="float" office:value="85.14" calcext:value-type="float">
            <text:p>85.14</text:p>
          </table:table-cell>
          <table:table-cell table:style-name="Default" office:value-type="float" office:value="82.06" calcext:value-type="float">
            <text:p>82.06</text:p>
          </table:table-cell>
          <table:table-cell table:style-name="Default" office:value-type="float" office:value="95.28" calcext:value-type="float">
            <text:p>95.28</text:p>
          </table:table-cell>
          <table:table-cell table:style-name="Default" office:value-type="float" office:value="78.87" calcext:value-type="float">
            <text:p>78.87</text:p>
          </table:table-cell>
          <table:table-cell office:value-type="float" office:value="100" calcext:value-type="float">
            <text:p>100</text:p>
          </table:table-cell>
          <table:table-cell office:value-type="float" office:value="65.1" calcext:value-type="float">
            <text:p>65.1</text:p>
          </table:table-cell>
          <table:table-cell office:value-type="float" office:value="100" calcext:value-type="float">
            <text:p>100</text:p>
          </table:table-cell>
          <table:table-cell office:value-type="float" office:value="72.69" calcext:value-type="float">
            <text:p>72.69</text:p>
          </table:table-cell>
          <table:table-cell office:value-type="float" office:value="0" calcext:value-type="float">
            <text:p>0</text:p>
          </table:table-cell>
          <table:table-cell table:formula="of:=(8/10+8.5/10)/2" office:value-type="float" office:value="0.825" calcext:value-type="float">
            <text:p>0.825</text:p>
          </table:table-cell>
          <table:table-cell office:value-type="float" office:value="89.38" calcext:value-type="float">
            <text:p>89.38</text:p>
          </table:table-cell>
          <table:table-cell table:formula="of:=9/10" office:value-type="float" office:value="0.9" calcext:value-type="float">
            <text:p>0.9</text:p>
          </table:table-cell>
          <table:table-cell table:formula="of:=11.5/12" office:value-type="float" office:value="0.958333333333333" calcext:value-type="float">
            <text:p>0.9583333333</text:p>
          </table:table-cell>
          <table:table-cell table:formula="of:=16/16" office:value-type="float" office:value="1" calcext:value-type="float">
            <text:p>1</text:p>
          </table:table-cell>
          <table:table-cell table:formula="of:=10/12" office:value-type="float" office:value="0.833333333333333" calcext:value-type="float">
            <text:p>0.8333333333</text:p>
          </table:table-cell>
          <table:table-cell table:formula="of:=8/10" office:value-type="float" office:value="0.8" calcext:value-type="float">
            <text:p>0.8</text:p>
          </table:table-cell>
          <table:table-cell table:formula="of:=AVERAGE([.N4:.P4])" office:value-type="float" office:value="0.930555555555556" calcext:value-type="float">
            <text:p>0.9305555556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4:.L4])*0.2/100+[.M4]*0.1+[.N4]*0.1+[.O4]*0.1+[.P4]*0.1+[.Q4]*0.1+[.R4]*0.15+AVERAGE([.S4:.AE4])*0.15" office:value-type="float" office:value="0.878630909090909" calcext:value-type="float">
            <text:p>0.8786309091</text:p>
          </table:table-cell>
          <table:table-cell office:value-type="string" calcext:value-type="string">
            <text:p>Choi (20553214)</text:p>
          </table:table-cell>
        </table:table-row>
        <table:table-row table:style-name="ro1">
          <table:table-cell office:value-type="string" calcext:value-type="string">
            <text:p>Clarizio (20460377)</text:p>
          </table:table-cell>
          <table:table-cell office:value-type="float" office:value="87.14" calcext:value-type="float">
            <text:p>87.14</text:p>
          </table:table-cell>
          <table:table-cell table:style-name="Default" office:value-type="float" office:value="69.42" calcext:value-type="float">
            <text:p>69.42</text:p>
          </table:table-cell>
          <table:table-cell table:style-name="Default" office:value-type="float" office:value="95.05" calcext:value-type="float">
            <text:p>95.05</text:p>
          </table:table-cell>
          <table:table-cell table:style-name="Default" office:value-type="float" office:value="95.92" calcext:value-type="float">
            <text:p>95.92</text:p>
          </table:table-cell>
          <table:table-cell office:value-type="float" office:value="100" calcext:value-type="float">
            <text:p>100</text:p>
          </table:table-cell>
          <table:table-cell office:value-type="float" office:value="92.35" calcext:value-type="float">
            <text:p>92.35</text:p>
          </table:table-cell>
          <table:table-cell office:value-type="float" office:value="100" calcext:value-type="float">
            <text:p>100</text:p>
          </table:table-cell>
          <table:table-cell office:value-type="float" office:value="76.05" calcext:value-type="float">
            <text:p>76.05</text:p>
          </table:table-cell>
          <table:table-cell office:value-type="float" office:value="96.57" calcext:value-type="float">
            <text:p>96.57</text:p>
          </table:table-cell>
          <table:table-cell table:formula="of:=(8/10+0/10)/2" office:value-type="float" office:value="0.4" calcext:value-type="float">
            <text:p>0.4</text:p>
          </table:table-cell>
          <table:table-cell office:value-type="float" office:value="99.43" calcext:value-type="float">
            <text:p>99.43</text:p>
          </table:table-cell>
          <table:table-cell table:formula="of:=6.5/10" office:value-type="float" office:value="0.65" calcext:value-type="float">
            <text:p>0.65</text:p>
          </table:table-cell>
          <table:table-cell table:formula="of:=9.25/12" office:value-type="float" office:value="0.770833333333333" calcext:value-type="float">
            <text:p>0.7708333333</text:p>
          </table:table-cell>
          <table:table-cell table:formula="of:=15/16" office:value-type="float" office:value="0.9375" calcext:value-type="float">
            <text:p>0.9375</text:p>
          </table:table-cell>
          <table:table-cell table:formula="of:=10.5/12" office:value-type="float" office:value="0.875" calcext:value-type="float">
            <text:p>0.875</text:p>
          </table:table-cell>
          <table:table-cell table:formula="of:=10/10" office:value-type="float" office:value="1" calcext:value-type="float">
            <text:p>1</text:p>
          </table:table-cell>
          <table:table-cell table:formula="of:=AVERAGE([.N5:.P5])" office:value-type="float" office:value="0.861111111111111" calcext:value-type="float">
            <text:p>0.8611111111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5:.L5])*0.2/100+[.M5]*0.1+[.N5]*0.1+[.O5]*0.1+[.P5]*0.1+[.Q5]*0.1+[.R5]*0.15+AVERAGE([.S5:.AE5])*0.15" office:value-type="float" office:value="0.868378181818182" calcext:value-type="float">
            <text:p>0.8683781818</text:p>
          </table:table-cell>
          <table:table-cell office:value-type="string" calcext:value-type="string">
            <text:p>Clarizio (20460377)</text:p>
          </table:table-cell>
        </table:table-row>
        <table:table-row table:style-name="ro1">
          <table:table-cell office:value-type="string" calcext:value-type="string">
            <text:p>Cortez (20601499)</text:p>
          </table:table-cell>
          <table:table-cell office:value-type="float" office:value="95.11" calcext:value-type="float">
            <text:p>95.11</text:p>
          </table:table-cell>
          <table:table-cell table:style-name="Default" office:value-type="float" office:value="53.36" calcext:value-type="float">
            <text:p>53.36</text:p>
          </table:table-cell>
          <table:table-cell table:style-name="Default" office:value-type="float" office:value="60.19" calcext:value-type="float">
            <text:p>60.19</text:p>
          </table:table-cell>
          <table:table-cell table:style-name="Default" office:value-type="float" office:value="93.9" calcext:value-type="float">
            <text:p>93.9</text:p>
          </table:table-cell>
          <table:table-cell office:value-type="float" office:value="100" calcext:value-type="float">
            <text:p>100</text:p>
          </table:table-cell>
          <table:table-cell office:value-type="float" office:value="86.83" calcext:value-type="float">
            <text:p>86.83</text:p>
          </table:table-cell>
          <table:table-cell office:value-type="float" office:value="100" calcext:value-type="float">
            <text:p>100</text:p>
          </table:table-cell>
          <table:table-cell office:value-type="float" office:value="77.81" calcext:value-type="float">
            <text:p>77.81</text:p>
          </table:table-cell>
          <table:table-cell office:value-type="float" office:value="94.05" calcext:value-type="float">
            <text:p>94.05</text:p>
          </table:table-cell>
          <table:table-cell table:formula="of:=(8/10+8.5/10)/2" office:value-type="float" office:value="0.825" calcext:value-type="float">
            <text:p>0.825</text:p>
          </table:table-cell>
          <table:table-cell office:value-type="float" office:value="74.11" calcext:value-type="float">
            <text:p>74.11</text:p>
          </table:table-cell>
          <table:table-cell table:formula="of:=1/10" office:value-type="float" office:value="0.1" calcext:value-type="float">
            <text:p>0.1</text:p>
          </table:table-cell>
          <table:table-cell table:formula="of:=10/12" office:value-type="float" office:value="0.833333333333333" calcext:value-type="float">
            <text:p>0.8333333333</text:p>
          </table:table-cell>
          <table:table-cell table:formula="of:=12.5/16" office:value-type="float" office:value="0.78125" calcext:value-type="float">
            <text:p>0.78125</text:p>
          </table:table-cell>
          <table:table-cell table:formula="of:=9/12" office:value-type="float" office:value="0.75" calcext:value-type="float">
            <text:p>0.75</text:p>
          </table:table-cell>
          <table:table-cell table:formula="of:=8/10" office:value-type="float" office:value="0.8" calcext:value-type="float">
            <text:p>0.8</text:p>
          </table:table-cell>
          <table:table-cell table:formula="of:=AVERAGE([.N6:.P6])" office:value-type="float" office:value="0.788194444444444" calcext:value-type="float">
            <text:p>0.7881944444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6:.L6])*0.2/100+[.M6]*0.1+[.N6]*0.1+[.O6]*0.1+[.P6]*0.1+[.Q6]*0.1+[.R6]*0.15+AVERAGE([.S6:.AE6])*0.15" office:value-type="float" office:value="0.746721136363636" calcext:value-type="float">
            <text:p>0.7467211364</text:p>
          </table:table-cell>
          <table:table-cell office:value-type="string" calcext:value-type="string">
            <text:p>Cortez (20601499)</text:p>
          </table:table-cell>
        </table:table-row>
        <table:table-row table:style-name="ro1">
          <table:table-cell office:value-type="string" calcext:value-type="string">
            <text:p>DiGrazia (20606809)</text:p>
          </table:table-cell>
          <table:table-cell office:value-type="float" office:value="72.73" calcext:value-type="float">
            <text:p>72.73</text:p>
          </table:table-cell>
          <table:table-cell table:style-name="Default" office:value-type="float" office:value="74.06" calcext:value-type="float">
            <text:p>74.06</text:p>
          </table:table-cell>
          <table:table-cell table:style-name="Default" office:value-type="float" office:value="78.98" calcext:value-type="float">
            <text:p>78.98</text:p>
          </table:table-cell>
          <table:table-cell table:style-name="Default" office:value-type="float" office:value="73.57" calcext:value-type="float">
            <text:p>73.57</text:p>
          </table:table-cell>
          <table:table-cell office:value-type="float" office:value="100" calcext:value-type="float">
            <text:p>100</text:p>
          </table:table-cell>
          <table:table-cell office:value-type="float" office:value="37.29" calcext:value-type="float">
            <text:p>37.29</text:p>
          </table:table-cell>
          <table:table-cell office:value-type="float" office:value="100" calcext:value-type="float">
            <text:p>100</text:p>
          </table:table-cell>
          <table:table-cell office:value-type="float" office:value="63.41" calcext:value-type="float">
            <text:p>63.41</text:p>
          </table:table-cell>
          <table:table-cell office:value-type="float" office:value="75.76" calcext:value-type="float">
            <text:p>75.76</text:p>
          </table:table-cell>
          <table:table-cell table:formula="of:=(8/10+10/10)/2" office:value-type="float" office:value="0.9" calcext:value-type="float">
            <text:p>0.9</text:p>
          </table:table-cell>
          <table:table-cell office:value-type="float" office:value="90.14" calcext:value-type="float">
            <text:p>90.14</text:p>
          </table:table-cell>
          <table:table-cell table:formula="of:=6.5/10" office:value-type="float" office:value="0.65" calcext:value-type="float">
            <text:p>0.65</text:p>
          </table:table-cell>
          <table:table-cell table:formula="of:=9/12" office:value-type="float" office:value="0.75" calcext:value-type="float">
            <text:p>0.75</text:p>
          </table:table-cell>
          <table:table-cell table:formula="of:=14.5/16" office:value-type="float" office:value="0.90625" calcext:value-type="float">
            <text:p>0.90625</text:p>
          </table:table-cell>
          <table:table-cell table:formula="of:=8.5/12" office:value-type="float" office:value="0.708333333333333" calcext:value-type="float">
            <text:p>0.7083333333</text:p>
          </table:table-cell>
          <table:table-cell table:formula="of:=9/10" office:value-type="float" office:value="0.9" calcext:value-type="float">
            <text:p>0.9</text:p>
          </table:table-cell>
          <table:table-cell table:formula="of:=AVERAGE([.N7:.P7])" office:value-type="float" office:value="0.788194444444444" calcext:value-type="float">
            <text:p>0.7881944444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7:.L7])*0.2/100+[.M7]*0.1+[.N7]*0.1+[.O7]*0.1+[.P7]*0.1+[.Q7]*0.1+[.R7]*0.15+AVERAGE([.S7:.AE7])*0.15" office:value-type="float" office:value="0.799112954545455" calcext:value-type="float">
            <text:p>0.7991129545</text:p>
          </table:table-cell>
          <table:table-cell office:value-type="string" calcext:value-type="string">
            <text:p>DiGrazia (20606809)</text:p>
          </table:table-cell>
        </table:table-row>
        <table:table-row table:style-name="ro1">
          <table:table-cell office:value-type="string" calcext:value-type="string">
            <text:p>Flores (205856318)</text:p>
          </table:table-cell>
          <table:table-cell office:value-type="float" office:value="74.15" calcext:value-type="float">
            <text:p>74.1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8.67" calcext:value-type="float">
            <text:p>18.67</text:p>
          </table:table-cell>
          <table:table-cell table:style-name="Default" office:value-type="float" office:value="71.28" calcext:value-type="float">
            <text:p>71.2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47.2" calcext:value-type="float">
            <text:p>47.2</text:p>
          </table:table-cell>
          <table:table-cell office:value-type="float" office:value="0" calcext:value-type="float">
            <text:p>0</text:p>
          </table:table-cell>
          <table:table-cell table:formula="of:=(10/10+8.5/10)/2" office:value-type="float" office:value="0.925" calcext:value-type="float">
            <text:p>0.925</text:p>
          </table:table-cell>
          <table:table-cell office:value-type="float" office:value="82.52" calcext:value-type="float">
            <text:p>82.52</text:p>
          </table:table-cell>
          <table:table-cell table:formula="of:=6.5/10" office:value-type="float" office:value="0.65" calcext:value-type="float">
            <text:p>0.65</text:p>
          </table:table-cell>
          <table:table-cell table:formula="of:=11/12" office:value-type="float" office:value="0.916666666666667" calcext:value-type="float">
            <text:p>0.9166666667</text:p>
          </table:table-cell>
          <table:table-cell table:formula="of:=14.5/16" office:value-type="float" office:value="0.90625" calcext:value-type="float">
            <text:p>0.90625</text:p>
          </table:table-cell>
          <table:table-cell table:formula="of:=9/12" office:value-type="float" office:value="0.75" calcext:value-type="float">
            <text:p>0.75</text:p>
          </table:table-cell>
          <table:table-cell table:formula="of:=9/10" office:value-type="float" office:value="0.9" calcext:value-type="float">
            <text:p>0.9</text:p>
          </table:table-cell>
          <table:table-cell table:formula="of:=AVERAGE([.N8:.P8])" office:value-type="float" office:value="0.857638888888889" calcext:value-type="float">
            <text:p>0.8576388889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8:.L8])*0.2/100+[.M8]*0.1+[.N8]*0.1+[.O8]*0.1+[.P8]*0.1+[.Q8]*0.1+[.R8]*0.15+AVERAGE([.S8:.AE8])*0.15" office:value-type="float" office:value="0.780891136363636" calcext:value-type="float">
            <text:p>0.7808911364</text:p>
          </table:table-cell>
          <table:table-cell office:value-type="string" calcext:value-type="string">
            <text:p>Flores (205856318)</text:p>
          </table:table-cell>
        </table:table-row>
        <table:table-row table:style-name="ro1">
          <table:table-cell office:value-type="string" calcext:value-type="string">
            <text:p>Frometa (20552420)</text:p>
          </table:table-cell>
          <table:table-cell office:value-type="float" office:value="91.35" calcext:value-type="float">
            <text:p>91.35</text:p>
          </table:table-cell>
          <table:table-cell table:style-name="Default" office:value-type="float" office:value="89.64" calcext:value-type="float">
            <text:p>89.64</text:p>
          </table:table-cell>
          <table:table-cell table:style-name="Default" office:value-type="float" office:value="62.28" calcext:value-type="float">
            <text:p>62.28</text:p>
          </table:table-cell>
          <table:table-cell table:style-name="Default" office:value-type="float" office:value="91.86" calcext:value-type="float">
            <text:p>91.86</text:p>
          </table:table-cell>
          <table:table-cell office:value-type="float" office:value="100" calcext:value-type="float">
            <text:p>100</text:p>
          </table:table-cell>
          <table:table-cell office:value-type="float" office:value="97.98" calcext:value-type="float">
            <text:p>97.98</text:p>
          </table:table-cell>
          <table:table-cell office:value-type="float" office:value="100" calcext:value-type="float">
            <text:p>100</text:p>
          </table:table-cell>
          <table:table-cell office:value-type="float" office:value="67.48" calcext:value-type="float">
            <text:p>67.48</text:p>
          </table:table-cell>
          <table:table-cell office:value-type="float" office:value="95.69" calcext:value-type="float">
            <text:p>95.69</text:p>
          </table:table-cell>
          <table:table-cell table:formula="of:=(8/10+8.5/10)/2" office:value-type="float" office:value="0.825" calcext:value-type="float">
            <text:p>0.825</text:p>
          </table:table-cell>
          <table:table-cell office:value-type="float" office:value="93.54" calcext:value-type="float">
            <text:p>93.54</text:p>
          </table:table-cell>
          <table:table-cell table:formula="of:=3.5/10" office:value-type="float" office:value="0.35" calcext:value-type="float">
            <text:p>0.35</text:p>
          </table:table-cell>
          <table:table-cell table:formula="of:=10.75/12" office:value-type="float" office:value="0.895833333333333" calcext:value-type="float">
            <text:p>0.8958333333</text:p>
          </table:table-cell>
          <table:table-cell table:formula="of:=15/16" office:value-type="float" office:value="0.9375" calcext:value-type="float">
            <text:p>0.9375</text:p>
          </table:table-cell>
          <table:table-cell table:formula="of:=10/12" office:value-type="float" office:value="0.833333333333333" calcext:value-type="float">
            <text:p>0.8333333333</text:p>
          </table:table-cell>
          <table:table-cell table:formula="of:=8/10" office:value-type="float" office:value="0.8" calcext:value-type="float">
            <text:p>0.8</text:p>
          </table:table-cell>
          <table:table-cell table:formula="of:=AVERAGE([.N9:.P9])" office:value-type="float" office:value="0.888888888888889" calcext:value-type="float">
            <text:p>0.8888888889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9:.L9])*0.2/100+[.M9]*0.1+[.N9]*0.1+[.O9]*0.1+[.P9]*0.1+[.Q9]*0.1+[.R9]*0.15+AVERAGE([.S9:.AE9])*0.15" office:value-type="float" office:value="0.826935454545455" calcext:value-type="float">
            <text:p>0.8269354545</text:p>
          </table:table-cell>
          <table:table-cell office:value-type="string" calcext:value-type="string">
            <text:p>Frometa (20552420)</text:p>
          </table:table-cell>
        </table:table-row>
        <table:table-row table:style-name="ro1">
          <table:table-cell office:value-type="string" calcext:value-type="string">
            <text:p>Haarlammert (20559780)</text:p>
          </table:table-cell>
          <table:table-cell office:value-type="float" office:value="82.03" calcext:value-type="float">
            <text:p>82.03</text:p>
          </table:table-cell>
          <table:table-cell table:style-name="Default" office:value-type="float" office:value="88.78" calcext:value-type="float">
            <text:p>88.78</text:p>
          </table:table-cell>
          <table:table-cell table:style-name="Default" office:value-type="float" office:value="96.85" calcext:value-type="float">
            <text:p>96.85</text:p>
          </table:table-cell>
          <table:table-cell table:style-name="Default" office:value-type="float" office:value="88.04" calcext:value-type="float">
            <text:p>88.04</text:p>
          </table:table-cell>
          <table:table-cell office:value-type="float" office:value="100" calcext:value-type="float">
            <text:p>100</text:p>
          </table:table-cell>
          <table:table-cell office:value-type="float" office:value="92.13" calcext:value-type="float">
            <text:p>92.13</text:p>
          </table:table-cell>
          <table:table-cell office:value-type="float" office:value="100" calcext:value-type="float">
            <text:p>100</text:p>
          </table:table-cell>
          <table:table-cell office:value-type="float" office:value="87.75" calcext:value-type="float">
            <text:p>87.75</text:p>
          </table:table-cell>
          <table:table-cell office:value-type="float" office:value="93.71" calcext:value-type="float">
            <text:p>93.71</text:p>
          </table:table-cell>
          <table:table-cell table:formula="of:=(9.5/10+7/10)/2" office:value-type="float" office:value="0.825" calcext:value-type="float">
            <text:p>0.825</text:p>
          </table:table-cell>
          <table:table-cell office:value-type="float" office:value="90.59" calcext:value-type="float">
            <text:p>90.59</text:p>
          </table:table-cell>
          <table:table-cell table:formula="of:=7/10" office:value-type="float" office:value="0.7" calcext:value-type="float">
            <text:p>0.7</text:p>
          </table:table-cell>
          <table:table-cell table:formula="of:=11/12" office:value-type="float" office:value="0.916666666666667" calcext:value-type="float">
            <text:p>0.9166666667</text:p>
          </table:table-cell>
          <table:table-cell table:formula="of:=15.25/16" office:value-type="float" office:value="0.953125" calcext:value-type="float">
            <text:p>0.953125</text:p>
          </table:table-cell>
          <table:table-cell table:formula="of:=11/12" office:value-type="float" office:value="0.916666666666667" calcext:value-type="float">
            <text:p>0.9166666667</text:p>
          </table:table-cell>
          <table:table-cell table:formula="of:=10/10" office:value-type="float" office:value="1" calcext:value-type="float">
            <text:p>1</text:p>
          </table:table-cell>
          <table:table-cell table:formula="of:=AVERAGE([.N10:.P10])" office:value-type="float" office:value="0.928819444444444" calcext:value-type="float">
            <text:p>0.9288194444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0:.L10])*0.2/100+[.M10]*0.1+[.N10]*0.1+[.O10]*0.1+[.P10]*0.1+[.Q10]*0.1+[.R10]*0.15+AVERAGE([.S10:.AE10])*0.15" office:value-type="float" office:value="0.905369659090909" calcext:value-type="float">
            <text:p>0.9053696591</text:p>
          </table:table-cell>
          <table:table-cell office:value-type="string" calcext:value-type="string">
            <text:p>Haarlammert (20559780)</text:p>
          </table:table-cell>
        </table:table-row>
        <table:table-row table:style-name="ro1">
          <table:table-cell office:value-type="string" calcext:value-type="string">
            <text:p>Mendoza (20605336)</text:p>
          </table:table-cell>
          <table:table-cell office:value-type="float" office:value="76.75" calcext:value-type="float">
            <text:p>76.75</text:p>
          </table:table-cell>
          <table:table-cell table:style-name="Default" office:value-type="float" office:value="95.81" calcext:value-type="float">
            <text:p>95.81</text:p>
          </table:table-cell>
          <table:table-cell table:style-name="Default" office:value-type="float" office:value="90.94" calcext:value-type="float">
            <text:p>90.94</text:p>
          </table:table-cell>
          <table:table-cell table:style-name="Default" office:value-type="float" office:value="87.91" calcext:value-type="float">
            <text:p>87.91</text:p>
          </table:table-cell>
          <table:table-cell office:value-type="float" office:value="100" calcext:value-type="float">
            <text:p>100</text:p>
          </table:table-cell>
          <table:table-cell office:value-type="float" office:value="52.92" calcext:value-type="float">
            <text:p>52.92</text:p>
          </table:table-cell>
          <table:table-cell office:value-type="float" office:value="100" calcext:value-type="float">
            <text:p>100</text:p>
          </table:table-cell>
          <table:table-cell office:value-type="float" office:value="76.75" calcext:value-type="float">
            <text:p>76.75</text:p>
          </table:table-cell>
          <table:table-cell office:value-type="float" office:value="85.93" calcext:value-type="float">
            <text:p>85.93</text:p>
          </table:table-cell>
          <table:table-cell table:formula="of:=(8/10+10/10)/2" office:value-type="float" office:value="0.9" calcext:value-type="float">
            <text:p>0.9</text:p>
          </table:table-cell>
          <table:table-cell office:value-type="float" office:value="84.36" calcext:value-type="float">
            <text:p>84.36</text:p>
          </table:table-cell>
          <table:table-cell table:formula="of:=8/10" office:value-type="float" office:value="0.8" calcext:value-type="float">
            <text:p>0.8</text:p>
          </table:table-cell>
          <table:table-cell table:formula="of:=11.25/12" office:value-type="float" office:value="0.9375" calcext:value-type="float">
            <text:p>0.9375</text:p>
          </table:table-cell>
          <table:table-cell table:formula="of:=15.5/16" office:value-type="float" office:value="0.96875" calcext:value-type="float">
            <text:p>0.96875</text:p>
          </table:table-cell>
          <table:table-cell table:formula="of:=10.5/12" office:value-type="float" office:value="0.875" calcext:value-type="float">
            <text:p>0.875</text:p>
          </table:table-cell>
          <table:table-cell table:formula="of:=9/10" office:value-type="float" office:value="0.9" calcext:value-type="float">
            <text:p>0.9</text:p>
          </table:table-cell>
          <table:table-cell table:formula="of:=AVERAGE([.N11:.P11])" office:value-type="float" office:value="0.927083333333333" calcext:value-type="float">
            <text:p>0.9270833333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1:.L11])*0.2/100+[.M11]*0.1+[.N11]*0.1+[.O11]*0.1+[.P11]*0.1+[.Q11]*0.1+[.R11]*0.15+AVERAGE([.S11:.AE11])*0.15" office:value-type="float" office:value="0.892145681818182" calcext:value-type="float">
            <text:p>0.8921456818</text:p>
          </table:table-cell>
          <table:table-cell office:value-type="string" calcext:value-type="string">
            <text:p>Mendoza (20605336)</text:p>
          </table:table-cell>
        </table:table-row>
        <table:table-row table:style-name="ro1">
          <table:table-cell office:value-type="string" calcext:value-type="string">
            <text:p>Mock (20528673)</text:p>
          </table:table-cell>
          <table:table-cell office:value-type="float" office:value="92.51" calcext:value-type="float">
            <text:p>92.51</text:p>
          </table:table-cell>
          <table:table-cell table:style-name="Default" office:value-type="float" office:value="96.14" calcext:value-type="float">
            <text:p>96.14</text:p>
          </table:table-cell>
          <table:table-cell table:style-name="Default" office:value-type="float" office:value="84.17" calcext:value-type="float">
            <text:p>84.17</text:p>
          </table:table-cell>
          <table:table-cell table:style-name="Default" office:value-type="float" office:value="93.69" calcext:value-type="float">
            <text:p>93.6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84.99" calcext:value-type="float">
            <text:p>84.99</text:p>
          </table:table-cell>
          <table:table-cell office:value-type="float" office:value="86.05" calcext:value-type="float">
            <text:p>86.05</text:p>
          </table:table-cell>
          <table:table-cell table:formula="of:=(10/10+8.5/10)/2" office:value-type="float" office:value="0.925" calcext:value-type="float">
            <text:p>0.925</text:p>
          </table:table-cell>
          <table:table-cell office:value-type="float" office:value="97.82" calcext:value-type="float">
            <text:p>97.82</text:p>
          </table:table-cell>
          <table:table-cell table:formula="of:=8/10" office:value-type="float" office:value="0.8" calcext:value-type="float">
            <text:p>0.8</text:p>
          </table:table-cell>
          <table:table-cell table:formula="of:=11.25/12" office:value-type="float" office:value="0.9375" calcext:value-type="float">
            <text:p>0.9375</text:p>
          </table:table-cell>
          <table:table-cell table:formula="of:=15/16" office:value-type="float" office:value="0.9375" calcext:value-type="float">
            <text:p>0.9375</text:p>
          </table:table-cell>
          <table:table-cell table:formula="of:=12/12"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formula="of:=AVERAGE([.N12:.P12])" office:value-type="float" office:value="0.958333333333333" calcext:value-type="float">
            <text:p>0.9583333333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2:.L12])*0.2/100+[.M12]*0.1+[.N12]*0.1+[.O12]*0.1+[.P12]*0.1+[.Q12]*0.1+[.R12]*0.15+AVERAGE([.S12:.AE12])*0.15" office:value-type="float" office:value="0.903303636363636" calcext:value-type="float">
            <text:p>0.9033036364</text:p>
          </table:table-cell>
          <table:table-cell office:value-type="string" calcext:value-type="string">
            <text:p>Mock (20528673)</text:p>
          </table:table-cell>
        </table:table-row>
        <table:table-row table:style-name="ro1">
          <table:table-cell office:value-type="string" calcext:value-type="string">
            <text:p>Purdom (20525448)</text:p>
          </table:table-cell>
          <table:table-cell office:value-type="float" office:value="74.43" calcext:value-type="float">
            <text:p>74.43</text:p>
          </table:table-cell>
          <table:table-cell table:style-name="Default" office:value-type="float" office:value="90.92" calcext:value-type="float">
            <text:p>90.92</text:p>
          </table:table-cell>
          <table:table-cell table:style-name="Default" office:value-type="float" office:value="99.13" calcext:value-type="float">
            <text:p>99.13</text:p>
          </table:table-cell>
          <table:table-cell table:style-name="Default" office:value-type="float" office:value="98.37" calcext:value-type="float">
            <text:p>98.37</text:p>
          </table:table-cell>
          <table:table-cell office:value-type="float" office:value="100" calcext:value-type="float">
            <text:p>100</text:p>
          </table:table-cell>
          <table:table-cell office:value-type="float" office:value="85.31" calcext:value-type="float">
            <text:p>85.31</text:p>
          </table:table-cell>
          <table:table-cell office:value-type="float" office:value="100" calcext:value-type="float">
            <text:p>100</text:p>
          </table:table-cell>
          <table:table-cell office:value-type="float" office:value="95.84" calcext:value-type="float">
            <text:p>95.84</text:p>
          </table:table-cell>
          <table:table-cell office:value-type="float" office:value="98.9" calcext:value-type="float">
            <text:p>98.9</text:p>
          </table:table-cell>
          <table:table-cell table:formula="of:=(9.5/10+7/10)/2" office:value-type="float" office:value="0.825" calcext:value-type="float">
            <text:p>0.825</text:p>
          </table:table-cell>
          <table:table-cell office:value-type="float" office:value="97.96" calcext:value-type="float">
            <text:p>97.96</text:p>
          </table:table-cell>
          <table:table-cell table:formula="of:=9/10" office:value-type="float" office:value="0.9" calcext:value-type="float">
            <text:p>0.9</text:p>
          </table:table-cell>
          <table:table-cell table:formula="of:=11.5/12" office:value-type="float" office:value="0.958333333333333" calcext:value-type="float">
            <text:p>0.9583333333</text:p>
          </table:table-cell>
          <table:table-cell table:formula="of:=15/16" office:value-type="float" office:value="0.9375" calcext:value-type="float">
            <text:p>0.9375</text:p>
          </table:table-cell>
          <table:table-cell table:formula="of:=10.5/12" office:value-type="float" office:value="0.875" calcext:value-type="float">
            <text:p>0.875</text:p>
          </table:table-cell>
          <table:table-cell table:formula="of:=10/10" office:value-type="float" office:value="1" calcext:value-type="float">
            <text:p>1</text:p>
          </table:table-cell>
          <table:table-cell table:formula="of:=AVERAGE([.N13:.P13])" office:value-type="float" office:value="0.923611111111111" calcext:value-type="float">
            <text:p>0.9236111111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3:.L13])*0.2/100+[.M13]*0.1+[.N13]*0.1+[.O13]*0.1+[.P13]*0.1+[.Q13]*0.1+[.R13]*0.15+AVERAGE([.S13:.AE13])*0.15" office:value-type="float" office:value="0.926840454545455" calcext:value-type="float">
            <text:p>0.9268404545</text:p>
          </table:table-cell>
          <table:table-cell office:value-type="string" calcext:value-type="string">
            <text:p>Purdom (20525448)</text:p>
          </table:table-cell>
        </table:table-row>
        <table:table-row table:style-name="ro1">
          <table:table-cell office:value-type="string" calcext:value-type="string">
            <text:p>Salmon (20605517)</text:p>
          </table:table-cell>
          <table:table-cell office:value-type="float" office:value="68.26" calcext:value-type="float">
            <text:p>68.26</text:p>
          </table:table-cell>
          <table:table-cell table:style-name="Default" office:value-type="float" office:value="84.97" calcext:value-type="float">
            <text:p>84.97</text:p>
          </table:table-cell>
          <table:table-cell table:style-name="Default" office:value-type="float" office:value="97.64" calcext:value-type="float">
            <text:p>97.64</text:p>
          </table:table-cell>
          <table:table-cell table:style-name="Default" office:value-type="float" office:value="90.42" calcext:value-type="float">
            <text:p>90.42</text:p>
          </table:table-cell>
          <table:table-cell office:value-type="float" office:value="100" calcext:value-type="float">
            <text:p>100</text:p>
          </table:table-cell>
          <table:table-cell office:value-type="float" office:value="73.64" calcext:value-type="float">
            <text:p>73.64</text:p>
          </table:table-cell>
          <table:table-cell office:value-type="float" office:value="100" calcext:value-type="float">
            <text:p>100</text:p>
          </table:table-cell>
          <table:table-cell office:value-type="float" office:value="97.81" calcext:value-type="float">
            <text:p>97.81</text:p>
          </table:table-cell>
          <table:table-cell office:value-type="float" office:value="95.74" calcext:value-type="float">
            <text:p>95.74</text:p>
          </table:table-cell>
          <table:table-cell table:formula="of:=(9.5/10+7/10)/2" office:value-type="float" office:value="0.825" calcext:value-type="float">
            <text:p>0.825</text:p>
          </table:table-cell>
          <table:table-cell office:value-type="float" office:value="96.31" calcext:value-type="float">
            <text:p>96.31</text:p>
          </table:table-cell>
          <table:table-cell table:formula="of:=9.5/10" office:value-type="float" office:value="0.95" calcext:value-type="float">
            <text:p>0.95</text:p>
          </table:table-cell>
          <table:table-cell table:formula="of:=10.75/12" office:value-type="float" office:value="0.895833333333333" calcext:value-type="float">
            <text:p>0.8958333333</text:p>
          </table:table-cell>
          <table:table-cell table:formula="of:=16/16" office:value-type="float" office:value="1" calcext:value-type="float">
            <text:p>1</text:p>
          </table:table-cell>
          <table:table-cell table:formula="of:=11/12" office:value-type="float" office:value="0.916666666666667" calcext:value-type="float">
            <text:p>0.9166666667</text:p>
          </table:table-cell>
          <table:table-cell table:formula="of:=10/10" office:value-type="float" office:value="1" calcext:value-type="float">
            <text:p>1</text:p>
          </table:table-cell>
          <table:table-cell table:formula="of:=AVERAGE([.N14:.P14])" office:value-type="float" office:value="0.9375" calcext:value-type="float">
            <text:p>0.9375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4:.L14])*0.2/100+[.M14]*0.1+[.N14]*0.1+[.O14]*0.1+[.P14]*0.1+[.Q14]*0.1+[.R14]*0.15+AVERAGE([.S14:.AE14])*0.15" office:value-type="float" office:value="0.931532272727273" calcext:value-type="float">
            <text:p>0.9315322727</text:p>
          </table:table-cell>
          <table:table-cell office:value-type="string" calcext:value-type="string">
            <text:p>Salmon (20605517)</text:p>
          </table:table-cell>
        </table:table-row>
        <table:table-row table:style-name="ro1">
          <table:table-cell office:value-type="string" calcext:value-type="string">
            <text:p>Sawah (20564853)</text:p>
          </table:table-cell>
          <table:table-cell office:value-type="float" office:value="95.99" calcext:value-type="float">
            <text:p>95.99</text:p>
          </table:table-cell>
          <table:table-cell table:style-name="Default" office:value-type="float" office:value="59.81" calcext:value-type="float">
            <text:p>59.81</text:p>
          </table:table-cell>
          <table:table-cell table:style-name="Default" office:value-type="float" office:value="82.28" calcext:value-type="float">
            <text:p>82.28</text:p>
          </table:table-cell>
          <table:table-cell table:style-name="Default" office:value-type="float" office:value="90.44" calcext:value-type="float">
            <text:p>90.44</text:p>
          </table:table-cell>
          <table:table-cell office:value-type="float" office:value="100" calcext:value-type="float">
            <text:p>100</text:p>
          </table:table-cell>
          <table:table-cell office:value-type="float" office:value="32.15" calcext:value-type="float">
            <text:p>32.15</text:p>
          </table:table-cell>
          <table:table-cell office:value-type="float" office:value="100" calcext:value-type="float">
            <text:p>100</text:p>
          </table:table-cell>
          <table:table-cell office:value-type="float" office:value="59.23" calcext:value-type="float">
            <text:p>59.23</text:p>
          </table:table-cell>
          <table:table-cell office:value-type="float" office:value="76.48" calcext:value-type="float">
            <text:p>76.48</text:p>
          </table:table-cell>
          <table:table-cell table:formula="of:=(8/10+10/10)/2" office:value-type="float" office:value="0.9" calcext:value-type="float">
            <text:p>0.9</text:p>
          </table:table-cell>
          <table:table-cell office:value-type="float" office:value="85.79" calcext:value-type="float">
            <text:p>85.79</text:p>
          </table:table-cell>
          <table:table-cell table:formula="of:=7/10" office:value-type="float" office:value="0.7" calcext:value-type="float">
            <text:p>0.7</text:p>
          </table:table-cell>
          <table:table-cell table:formula="of:=8.75/12" office:value-type="float" office:value="0.729166666666667" calcext:value-type="float">
            <text:p>0.7291666667</text:p>
          </table:table-cell>
          <table:table-cell table:formula="of:=14/16" office:value-type="float" office:value="0.875" calcext:value-type="float">
            <text:p>0.875</text:p>
          </table:table-cell>
          <table:table-cell table:formula="of:=12/12"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formula="of:=AVERAGE([.N15:.P15])" office:value-type="float" office:value="0.868055555555555" calcext:value-type="float">
            <text:p>0.8680555556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5:.L15])*0.2/100+[.M15]*0.1+[.N15]*0.1+[.O15]*0.1+[.P15]*0.1+[.Q15]*0.1+[.R15]*0.15+AVERAGE([.S15:.AE15])*0.15" office:value-type="float" office:value="0.843001363636364" calcext:value-type="float">
            <text:p>0.8430013636</text:p>
          </table:table-cell>
          <table:table-cell office:value-type="string" calcext:value-type="string">
            <text:p>Sawah (20564853)</text:p>
          </table:table-cell>
        </table:table-row>
        <table:table-row table:style-name="ro1">
          <table:table-cell office:value-type="string" calcext:value-type="string">
            <text:p>Smith (20513195)</text:p>
          </table:table-cell>
          <table:table-cell office:value-type="float" office:value="98.95" calcext:value-type="float">
            <text:p>98.95</text:p>
          </table:table-cell>
          <table:table-cell table:style-name="Default" office:value-type="float" office:value="97.72" calcext:value-type="float">
            <text:p>97.72</text:p>
          </table:table-cell>
          <table:table-cell table:style-name="Default" office:value-type="float" office:value="95.05" calcext:value-type="float">
            <text:p>95.05</text:p>
          </table:table-cell>
          <table:table-cell table:style-name="Default" office:value-type="float" office:value="98.56" calcext:value-type="float">
            <text:p>98.56</text:p>
          </table:table-cell>
          <table:table-cell office:value-type="float" office:value="100" calcext:value-type="float">
            <text:p>100</text:p>
          </table:table-cell>
          <table:table-cell office:value-type="float" office:value="77.38" calcext:value-type="float">
            <text:p>77.38</text:p>
          </table:table-cell>
          <table:table-cell office:value-type="float" office:value="100" calcext:value-type="float">
            <text:p>100</text:p>
          </table:table-cell>
          <table:table-cell office:value-type="float" office:value="97.27" calcext:value-type="float">
            <text:p>97.27</text:p>
          </table:table-cell>
          <table:table-cell office:value-type="float" office:value="99.6" calcext:value-type="float">
            <text:p>99.6</text:p>
          </table:table-cell>
          <table:table-cell table:formula="of:=(9.5/10+7/10)/2" office:value-type="float" office:value="0.825" calcext:value-type="float">
            <text:p>0.825</text:p>
          </table:table-cell>
          <table:table-cell office:value-type="float" office:value="92.22" calcext:value-type="float">
            <text:p>92.22</text:p>
          </table:table-cell>
          <table:table-cell table:formula="of:=8.5/10" office:value-type="float" office:value="0.85" calcext:value-type="float">
            <text:p>0.85</text:p>
          </table:table-cell>
          <table:table-cell table:formula="of:=11.75/12" office:value-type="float" office:value="0.979166666666667" calcext:value-type="float">
            <text:p>0.9791666667</text:p>
          </table:table-cell>
          <table:table-cell table:formula="of:=15.5/16" office:value-type="float" office:value="0.96875" calcext:value-type="float">
            <text:p>0.96875</text:p>
          </table:table-cell>
          <table:table-cell table:formula="of:=11.5/12" office:value-type="float" office:value="0.958333333333333" calcext:value-type="float">
            <text:p>0.9583333333</text:p>
          </table:table-cell>
          <table:table-cell table:formula="of:=10/10" office:value-type="float" office:value="1" calcext:value-type="float">
            <text:p>1</text:p>
          </table:table-cell>
          <table:table-cell table:formula="of:=AVERAGE([.N16:.P16])" office:value-type="float" office:value="0.96875" calcext:value-type="float">
            <text:p>0.96875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6:.L16])*0.2/100+[.M16]*0.1+[.N16]*0.1+[.O16]*0.1+[.P16]*0.1+[.Q16]*0.1+[.R16]*0.15+AVERAGE([.S16:.AE16])*0.15" office:value-type="float" office:value="0.945042045454545" calcext:value-type="float">
            <text:p>0.9450420455</text:p>
          </table:table-cell>
          <table:table-cell office:value-type="string" calcext:value-type="string">
            <text:p>Smith (20513195)</text:p>
          </table:table-cell>
        </table:table-row>
        <table:table-row table:style-name="ro1">
          <table:table-cell office:value-type="string" calcext:value-type="string">
            <text:p>Trujillo (20594079)</text:p>
          </table:table-cell>
          <table:table-cell office:value-type="float" office:value="63.81" calcext:value-type="float">
            <text:p>63.81</text:p>
          </table:table-cell>
          <table:table-cell table:style-name="Default" office:value-type="float" office:value="87.86" calcext:value-type="float">
            <text:p>87.86</text:p>
          </table:table-cell>
          <table:table-cell table:style-name="Default" office:value-type="float" office:value="77.96" calcext:value-type="float">
            <text:p>77.96</text:p>
          </table:table-cell>
          <table:table-cell table:style-name="Default" office:value-type="float" office:value="86.76" calcext:value-type="float">
            <text:p>86.76</text:p>
          </table:table-cell>
          <table:table-cell office:value-type="float" office:value="100" calcext:value-type="float">
            <text:p>100</text:p>
          </table:table-cell>
          <table:table-cell office:value-type="float" office:value="49.28" calcext:value-type="float">
            <text:p>49.28</text:p>
          </table:table-cell>
          <table:table-cell office:value-type="float" office:value="100" calcext:value-type="float">
            <text:p>100</text:p>
          </table:table-cell>
          <table:table-cell office:value-type="float" office:value="44.3" calcext:value-type="float">
            <text:p>44.3</text:p>
          </table:table-cell>
          <table:table-cell office:value-type="float" office:value="51.43" calcext:value-type="float">
            <text:p>51.43</text:p>
          </table:table-cell>
          <table:table-cell table:formula="of:=(10/10+8.5/10)/2" office:value-type="float" office:value="0.925" calcext:value-type="float">
            <text:p>0.925</text:p>
          </table:table-cell>
          <table:table-cell office:value-type="float" office:value="45.29" calcext:value-type="float">
            <text:p>45.29</text:p>
          </table:table-cell>
          <table:table-cell table:formula="of:=8/10" office:value-type="float" office:value="0.8" calcext:value-type="float">
            <text:p>0.8</text:p>
          </table:table-cell>
          <table:table-cell table:formula="of:=11/12" office:value-type="float" office:value="0.916666666666667" calcext:value-type="float">
            <text:p>0.9166666667</text:p>
          </table:table-cell>
          <table:table-cell table:formula="of:=13/16" office:value-type="float" office:value="0.8125" calcext:value-type="float">
            <text:p>0.8125</text:p>
          </table:table-cell>
          <table:table-cell table:formula="of:=10.5/12" office:value-type="float" office:value="0.875" calcext:value-type="float">
            <text:p>0.875</text:p>
          </table:table-cell>
          <table:table-cell table:formula="of:=9/10" office:value-type="float" office:value="0.9" calcext:value-type="float">
            <text:p>0.9</text:p>
          </table:table-cell>
          <table:table-cell table:formula="of:=AVERAGE([.N17:.P17])" office:value-type="float" office:value="0.868055555555555" calcext:value-type="float">
            <text:p>0.8680555556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7:.L17])*0.2/100+[.M17]*0.1+[.N17]*0.1+[.O17]*0.1+[.P17]*0.1+[.Q17]*0.1+[.R17]*0.15+AVERAGE([.S17:.AE17])*0.15" office:value-type="float" office:value="0.839282272727273" calcext:value-type="float">
            <text:p>0.8392822727</text:p>
          </table:table-cell>
          <table:table-cell office:value-type="string" calcext:value-type="string">
            <text:p>Trujillo (20594079)</text:p>
          </table:table-cell>
        </table:table-row>
        <table:table-row table:style-name="ro1">
          <table:table-cell office:value-type="string" calcext:value-type="string">
            <text:p>Viteri (20543188)</text:p>
          </table:table-cell>
          <table:table-cell office:value-type="float" office:value="73.55" calcext:value-type="float">
            <text:p>73.55</text:p>
          </table:table-cell>
          <table:table-cell table:style-name="Default" office:value-type="float" office:value="71.06" calcext:value-type="float">
            <text:p>71.06</text:p>
          </table:table-cell>
          <table:table-cell table:style-name="Default" office:value-type="float" office:value="89.92" calcext:value-type="float">
            <text:p>89.92</text:p>
          </table:table-cell>
          <table:table-cell table:style-name="Default" office:value-type="float" office:value="85.86" calcext:value-type="float">
            <text:p>85.8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68.92" calcext:value-type="float">
            <text:p>68.92</text:p>
          </table:table-cell>
          <table:table-cell office:value-type="float" office:value="77.17" calcext:value-type="float">
            <text:p>77.17</text:p>
          </table:table-cell>
          <table:table-cell table:formula="of:=(8/10+0/10)/2" office:value-type="float" office:value="0.4" calcext:value-type="float">
            <text:p>0.4</text:p>
          </table:table-cell>
          <table:table-cell office:value-type="float" office:value="84.35" calcext:value-type="float">
            <text:p>84.35</text:p>
          </table:table-cell>
          <table:table-cell table:formula="of:=4.5/10" office:value-type="float" office:value="0.45" calcext:value-type="float">
            <text:p>0.45</text:p>
          </table:table-cell>
          <table:table-cell table:formula="of:=9/12" office:value-type="float" office:value="0.75" calcext:value-type="float">
            <text:p>0.75</text:p>
          </table:table-cell>
          <table:table-cell table:formula="of:=12.5/16" office:value-type="float" office:value="0.78125" calcext:value-type="float">
            <text:p>0.78125</text:p>
          </table:table-cell>
          <table:table-cell table:formula="of:=5.5/12" office:value-type="float" office:value="0.458333333333333" calcext:value-type="float">
            <text:p>0.4583333333</text:p>
          </table:table-cell>
          <table:table-cell table:formula="of:=10/10" office:value-type="float" office:value="1" calcext:value-type="float">
            <text:p>1</text:p>
          </table:table-cell>
          <table:table-cell table:formula="of:=AVERAGE([.N18:.P18])" office:value-type="float" office:value="0.663194444444444" calcext:value-type="float">
            <text:p>0.6631944444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8:.L18])*0.2/100+[.M18]*0.1+[.N18]*0.1+[.O18]*0.1+[.P18]*0.1+[.Q18]*0.1+[.R18]*0.15+AVERAGE([.S18:.AE18])*0.15" office:value-type="float" office:value="0.730024772727273" calcext:value-type="float">
            <text:p>0.7300247727</text:p>
          </table:table-cell>
          <table:table-cell office:value-type="string" calcext:value-type="string">
            <text:p>Viteri (20543188)</text:p>
          </table:table-cell>
        </table:table-row>
        <table:table-row table:style-name="ro1">
          <table:table-cell office:value-type="string" calcext:value-type="string">
            <text:p>Wilson (20612875)</text:p>
          </table:table-cell>
          <table:table-cell office:value-type="float" office:value="47.49" calcext:value-type="float">
            <text:p>47.49</text:p>
          </table:table-cell>
          <table:table-cell table:style-name="Default" office:value-type="float" office:value="93.95" calcext:value-type="float">
            <text:p>93.9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4.22" calcext:value-type="float">
            <text:p>74.22</text:p>
          </table:table-cell>
          <table:table-cell office:value-type="float" office:value="100" calcext:value-type="float">
            <text:p>100</text:p>
          </table:table-cell>
          <table:table-cell office:value-type="float" office:value="32.18" calcext:value-type="float">
            <text:p>32.18</text:p>
          </table:table-cell>
          <table:table-cell office:value-type="float" office:value="100" calcext:value-type="float">
            <text:p>100</text:p>
          </table:table-cell>
          <table:table-cell office:value-type="float" office:value="41.77" calcext:value-type="float">
            <text:p>41.77</text:p>
          </table:table-cell>
          <table:table-cell office:value-type="float" office:value="23" calcext:value-type="float">
            <text:p>23</text:p>
          </table:table-cell>
          <table:table-cell table:formula="of:=(8/10+0/10)/2"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table:formula="of:=9/10" office:value-type="float" office:value="0.9" calcext:value-type="float">
            <text:p>0.9</text:p>
          </table:table-cell>
          <table:table-cell table:formula="of:=11/12" office:value-type="float" office:value="0.916666666666667" calcext:value-type="float">
            <text:p>0.9166666667</text:p>
          </table:table-cell>
          <table:table-cell table:formula="of:=15/16" office:value-type="float" office:value="0.9375" calcext:value-type="float">
            <text:p>0.9375</text:p>
          </table:table-cell>
          <table:table-cell table:formula="of:=9/12" office:value-type="float" office:value="0.75" calcext:value-type="float">
            <text:p>0.75</text:p>
          </table:table-cell>
          <table:table-cell table:formula="of:=10/10" office:value-type="float" office:value="1" calcext:value-type="float">
            <text:p>1</text:p>
          </table:table-cell>
          <table:table-cell table:formula="of:=AVERAGE([.N19:.P19])" office:value-type="float" office:value="0.868055555555555" calcext:value-type="float">
            <text:p>0.8680555556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9:.L19])*0.2/100+[.M19]*0.1+[.N19]*0.1+[.O19]*0.1+[.P19]*0.1+[.Q19]*0.1+[.R19]*0.15+AVERAGE([.S19:.AE19])*0.15" office:value-type="float" office:value="0.823899545454546" calcext:value-type="float">
            <text:p>0.8238995455</text:p>
          </table:table-cell>
          <table:table-cell office:value-type="string" calcext:value-type="string">
            <text:p>Wilson (20612875)</text:p>
          </table:table-cell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28"/>
        </table:table-row>
        <table:table-row table:style-name="ro1" table:number-rows-repeated="1048555">
          <table:table-cell table:number-columns-repeated="33"/>
        </table:table-row>
        <table:table-row table:style-name="ro1">
          <table:table-cell table:number-columns-repeated="3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1">00/00/0000</text:date>, <text:time style:data-style-name="N2" text:time-value="19:14:11.5739993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7T15:41:47.688949454</meta:creation-date>
    <dc:date>2017-12-11T19:37:49.719761298</dc:date>
    <meta:editing-duration>PT6H29S</meta:editing-duration>
    <meta:editing-cycles>45</meta:editing-cycles>
    <meta:generator>LibreOffice/5.1.6.2$Linux_X86_64 LibreOffice_project/10m0$Build-2</meta:generator>
    <meta:document-statistic meta:table-count="1" meta:cell-count="599" meta:object-count="0"/>
  </office:meta>
</office:document-meta>
</file>